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f4b" officeooo:paragraph-rsid="00132f4b"/>
    </style:style>
    <style:style style:name="P2" style:family="paragraph" style:parent-style-name="Standard">
      <style:text-properties officeooo:rsid="00132f4b" officeooo:paragraph-rsid="002cb9f1"/>
    </style:style>
    <style:style style:name="P3" style:family="paragraph" style:parent-style-name="Standard">
      <style:text-properties officeooo:paragraph-rsid="0023452a"/>
    </style:style>
    <style:style style:name="P4" style:family="paragraph" style:parent-style-name="Text_20_body">
      <style:text-properties officeooo:paragraph-rsid="0014cec0"/>
    </style:style>
    <style:style style:name="P5" style:family="paragraph" style:parent-style-name="Text_20_body">
      <style:text-properties officeooo:rsid="003d05b1" officeooo:paragraph-rsid="003d05b1"/>
    </style:style>
    <style:style style:name="P6" style:family="paragraph" style:parent-style-name="Heading_20_2">
      <style:text-properties officeooo:paragraph-rsid="001be585"/>
    </style:style>
    <style:style style:name="P7" style:family="paragraph" style:parent-style-name="Heading_20_2">
      <style:text-properties officeooo:paragraph-rsid="003a24fa"/>
    </style:style>
    <style:style style:name="P8" style:family="paragraph" style:parent-style-name="Heading_20_2">
      <style:text-properties officeooo:paragraph-rsid="003e077a"/>
    </style:style>
    <style:style style:name="P9" style:family="paragraph" style:parent-style-name="Heading_20_2">
      <style:text-properties officeooo:rsid="00475cfd" officeooo:paragraph-rsid="00475cfd"/>
    </style:style>
    <style:style style:name="P10" style:family="paragraph" style:parent-style-name="Heading_20_1">
      <style:text-properties officeooo:rsid="0014cec0" officeooo:paragraph-rsid="0014cec0"/>
    </style:style>
    <style:style style:name="P11" style:family="paragraph" style:parent-style-name="Standard" style:list-style-name="L6">
      <style:text-properties officeooo:paragraph-rsid="003c6abb"/>
    </style:style>
    <style:style style:name="P12" style:family="paragraph" style:parent-style-name="Standard" style:list-style-name="L6">
      <style:text-properties officeooo:rsid="00132f4b" officeooo:paragraph-rsid="003c6abb"/>
    </style:style>
    <style:style style:name="P13" style:family="paragraph" style:parent-style-name="Standard" style:list-style-name="L6">
      <style:text-properties officeooo:rsid="00132f4b" officeooo:paragraph-rsid="002795f0"/>
    </style:style>
    <style:style style:name="P14" style:family="paragraph" style:parent-style-name="Standard" style:list-style-name="L7">
      <style:text-properties officeooo:rsid="00132f4b" officeooo:paragraph-rsid="001be585"/>
    </style:style>
    <style:style style:name="P15" style:family="paragraph" style:parent-style-name="Standard" style:list-style-name="L7">
      <style:text-properties officeooo:rsid="00132f4b" officeooo:paragraph-rsid="00132f4b"/>
    </style:style>
    <style:style style:name="P16" style:family="paragraph" style:parent-style-name="Standard" style:list-style-name="L14">
      <style:text-properties officeooo:rsid="00132f4b" officeooo:paragraph-rsid="003a24fa"/>
    </style:style>
    <style:style style:name="P17" style:family="paragraph" style:parent-style-name="Standard" style:list-style-name="L16">
      <style:text-properties officeooo:rsid="00132f4b" officeooo:paragraph-rsid="00132f4b"/>
    </style:style>
    <style:style style:name="P18" style:family="paragraph" style:parent-style-name="Standard" style:list-style-name="L16">
      <style:text-properties officeooo:rsid="00132f4b" officeooo:paragraph-rsid="00462039"/>
    </style:style>
    <style:style style:name="P19" style:family="paragraph" style:parent-style-name="Standard" style:list-style-name="L6">
      <style:text-properties officeooo:rsid="0026956b" officeooo:paragraph-rsid="002795f0"/>
    </style:style>
    <style:style style:name="P20" style:family="paragraph" style:parent-style-name="Standard" style:list-style-name="L6">
      <style:text-properties officeooo:rsid="00295434" officeooo:paragraph-rsid="00295434"/>
    </style:style>
    <style:style style:name="P21" style:family="paragraph" style:parent-style-name="Standard" style:list-style-name="L6">
      <style:text-properties officeooo:rsid="00295434" officeooo:paragraph-rsid="0027c68b"/>
    </style:style>
    <style:style style:name="P22" style:family="paragraph" style:parent-style-name="Standard" style:list-style-name="L6">
      <style:text-properties officeooo:rsid="002795f0" officeooo:paragraph-rsid="002795f0"/>
    </style:style>
    <style:style style:name="P23" style:family="paragraph" style:parent-style-name="Standard" style:list-style-name="L12">
      <style:text-properties officeooo:paragraph-rsid="00132f4b"/>
    </style:style>
    <style:style style:name="P24" style:family="paragraph" style:parent-style-name="Standard" style:list-style-name="L14">
      <style:text-properties officeooo:paragraph-rsid="003a24fa"/>
    </style:style>
    <style:style style:name="P25" style:family="paragraph" style:parent-style-name="Standard" style:list-style-name="L14">
      <style:text-properties officeooo:paragraph-rsid="00132f4b"/>
    </style:style>
    <style:style style:name="P26" style:family="paragraph" style:parent-style-name="Standard" style:list-style-name="L14">
      <style:text-properties officeooo:rsid="0040247d" officeooo:paragraph-rsid="0040247d"/>
    </style:style>
    <style:style style:name="P27" style:family="paragraph" style:parent-style-name="Standard" style:list-style-name="L16">
      <style:text-properties officeooo:paragraph-rsid="0037911a"/>
    </style:style>
    <style:style style:name="P28" style:family="paragraph" style:parent-style-name="Standard" style:list-style-name="L16">
      <style:text-properties officeooo:paragraph-rsid="00132f4b"/>
    </style:style>
    <style:style style:name="P29" style:family="paragraph" style:parent-style-name="Standard" style:list-style-name="L16">
      <style:text-properties officeooo:rsid="003c6abb" officeooo:paragraph-rsid="003c6abb"/>
    </style:style>
    <style:style style:name="P30" style:family="paragraph" style:parent-style-name="Standard" style:list-style-name="L16">
      <style:text-properties officeooo:rsid="003c6abb" officeooo:paragraph-rsid="003e077a"/>
    </style:style>
    <style:style style:name="P31" style:family="paragraph" style:parent-style-name="Standard" style:list-style-name="L16">
      <style:text-properties officeooo:rsid="004441df" officeooo:paragraph-rsid="004441df"/>
    </style:style>
    <style:style style:name="P32" style:family="paragraph" style:parent-style-name="Standard" style:list-style-name="L20">
      <style:text-properties officeooo:rsid="003a24fa" officeooo:paragraph-rsid="003a24fa"/>
    </style:style>
    <style:style style:name="P33" style:family="paragraph" style:parent-style-name="Standard" style:list-style-name="L16">
      <style:text-properties officeooo:rsid="004d61d7" officeooo:paragraph-rsid="004d61d7"/>
    </style:style>
    <style:style style:name="P34" style:family="paragraph" style:parent-style-name="Text_20_body" style:list-style-name="L5">
      <style:text-properties officeooo:paragraph-rsid="003e077a"/>
    </style:style>
    <style:style style:name="P35" style:family="paragraph" style:parent-style-name="Text_20_body" style:list-style-name="L5">
      <style:text-properties officeooo:rsid="003d05b1" officeooo:paragraph-rsid="003d05b1"/>
    </style:style>
    <style:style style:name="P36" style:family="paragraph" style:parent-style-name="Text_20_body" style:list-style-name="L8">
      <style:text-properties officeooo:rsid="002989a2" officeooo:paragraph-rsid="002989a2"/>
    </style:style>
    <style:style style:name="P37" style:family="paragraph" style:parent-style-name="Text_20_body" style:list-style-name="L9">
      <style:text-properties officeooo:rsid="00132f4b" officeooo:paragraph-rsid="00132f4b"/>
    </style:style>
    <style:style style:name="P38" style:family="paragraph" style:parent-style-name="Text_20_body" style:list-style-name="L10"/>
    <style:style style:name="P39" style:family="paragraph" style:parent-style-name="Text_20_body" style:list-style-name="L11">
      <style:text-properties officeooo:paragraph-rsid="002989a2"/>
    </style:style>
    <style:style style:name="P40" style:family="paragraph" style:parent-style-name="Text_20_body" style:list-style-name="L11">
      <style:text-properties officeooo:paragraph-rsid="0029e7d7"/>
    </style:style>
    <style:style style:name="P41" style:family="paragraph" style:parent-style-name="Text_20_body" style:list-style-name="L12">
      <style:text-properties officeooo:paragraph-rsid="002bc126"/>
    </style:style>
    <style:style style:name="P42" style:family="paragraph" style:parent-style-name="Text_20_body" style:list-style-name="L13"/>
    <style:style style:name="P43" style:family="paragraph" style:parent-style-name="Text_20_body" style:list-style-name="L13">
      <style:text-properties officeooo:paragraph-rsid="003e9bab"/>
    </style:style>
    <style:style style:name="P44" style:family="paragraph" style:parent-style-name="Text_20_body" style:list-style-name="L13">
      <style:text-properties officeooo:rsid="003e9bab" officeooo:paragraph-rsid="003ee8c9"/>
    </style:style>
    <style:style style:name="P45" style:family="paragraph" style:parent-style-name="Text_20_body" style:list-style-name="L13">
      <style:text-properties officeooo:rsid="003ee8c9" officeooo:paragraph-rsid="003ee8c9"/>
    </style:style>
    <style:style style:name="P46" style:family="paragraph" style:parent-style-name="Text_20_body" style:list-style-name="L17">
      <style:text-properties officeooo:rsid="0040247d" officeooo:paragraph-rsid="0040247d"/>
    </style:style>
    <style:style style:name="P47" style:family="paragraph" style:parent-style-name="Text_20_body" style:list-style-name="L17">
      <style:text-properties officeooo:rsid="0040247d" officeooo:paragraph-rsid="0041e81d"/>
    </style:style>
    <style:style style:name="P48" style:family="paragraph" style:parent-style-name="Text_20_body" style:list-style-name="L18">
      <style:text-properties officeooo:rsid="0040247d" officeooo:paragraph-rsid="0040247d"/>
    </style:style>
    <style:style style:name="P49" style:family="paragraph" style:parent-style-name="Text_20_body" style:list-style-name="L17">
      <style:text-properties officeooo:rsid="00426375" officeooo:paragraph-rsid="00426375"/>
    </style:style>
    <style:style style:name="P50" style:family="paragraph" style:parent-style-name="Text_20_body" style:list-style-name="L18">
      <style:text-properties officeooo:paragraph-rsid="00390ca4"/>
    </style:style>
    <style:style style:name="P51" style:family="paragraph" style:parent-style-name="Text_20_body" style:list-style-name="L18">
      <style:text-properties officeooo:rsid="00402666" officeooo:paragraph-rsid="00402666"/>
    </style:style>
    <style:style style:name="P52" style:family="paragraph" style:parent-style-name="Text_20_body" style:list-style-name="L19">
      <style:text-properties officeooo:rsid="00402666" officeooo:paragraph-rsid="00415261"/>
    </style:style>
    <style:style style:name="P53" style:family="paragraph" style:parent-style-name="Text_20_body" style:list-style-name="L19">
      <style:text-properties officeooo:paragraph-rsid="00433ea1"/>
    </style:style>
    <style:style style:name="P54" style:family="paragraph" style:parent-style-name="Text_20_body" style:list-style-name="L19">
      <style:text-properties officeooo:rsid="00415261" officeooo:paragraph-rsid="00415261"/>
    </style:style>
    <style:style style:name="P55" style:family="paragraph" style:parent-style-name="Text_20_body" style:list-style-name="L19">
      <style:text-properties officeooo:rsid="00462039" officeooo:paragraph-rsid="00462039"/>
    </style:style>
    <style:style style:name="P56" style:family="paragraph" style:parent-style-name="Text_20_body" style:list-style-name="L21">
      <style:text-properties officeooo:rsid="00475cfd" officeooo:paragraph-rsid="00475cfd"/>
    </style:style>
    <style:style style:name="P57" style:family="paragraph" style:parent-style-name="Text_20_body" style:list-style-name="L21">
      <style:text-properties officeooo:rsid="00484466" officeooo:paragraph-rsid="00484466"/>
    </style:style>
    <style:style style:name="P58" style:family="paragraph" style:parent-style-name="Text_20_body" style:list-style-name="L21">
      <style:text-properties officeooo:rsid="00484466" officeooo:paragraph-rsid="004a1e7d"/>
    </style:style>
    <style:style style:name="P59" style:family="paragraph" style:parent-style-name="Text_20_body" style:list-style-name="L21">
      <style:text-properties officeooo:rsid="004bf8a3" officeooo:paragraph-rsid="004bf8a3"/>
    </style:style>
    <style:style style:name="P60" style:family="paragraph" style:parent-style-name="Text_20_body" style:list-style-name="L15">
      <style:paragraph-properties fo:margin-top="0in" fo:margin-bottom="0in" style:contextual-spacing="false"/>
    </style:style>
    <style:style style:name="P61" style:family="paragraph" style:parent-style-name="Text_20_body" style:list-style-name="L15">
      <style:paragraph-properties fo:margin-top="0in" fo:margin-bottom="0in" style:contextual-spacing="false"/>
      <style:text-properties officeooo:paragraph-rsid="00301138"/>
    </style:style>
    <style:style style:name="P62" style:family="paragraph" style:parent-style-name="Text_20_body" style:list-style-name="L15">
      <style:paragraph-properties fo:margin-top="0in" fo:margin-bottom="0in" style:contextual-spacing="false"/>
      <style:text-properties officeooo:paragraph-rsid="00310a83" fo:background-color="transparent"/>
    </style:style>
    <style:style style:name="P63" style:family="paragraph" style:parent-style-name="Text_20_body" style:list-style-name="L15">
      <style:paragraph-properties fo:margin-top="0in" fo:margin-bottom="0in" style:contextual-spacing="false"/>
      <style:text-properties officeooo:rsid="0040247d" officeooo:paragraph-rsid="0040247d" fo:background-color="transparent"/>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officeooo:rsid="00188d29"/>
    </style:style>
    <style:style style:name="T5" style:family="text">
      <style:text-properties fo:font-style="italic" style:text-underline-style="none" fo:font-weight="normal" officeooo:rsid="00188d29" style:font-style-asian="italic" style:font-weight-asian="normal" style:font-style-complex="italic" style:font-weight-complex="normal"/>
    </style:style>
    <style:style style:name="T6" style:family="text">
      <style:text-properties fo:font-style="italic" style:text-underline-style="none" fo:font-weight="normal" officeooo:rsid="00132f4b" style:font-style-asian="italic" style:font-weight-asian="normal" style:font-style-complex="italic" style:font-weight-complex="normal"/>
    </style:style>
    <style:style style:name="T7" style:family="text">
      <style:text-properties fo:font-style="italic" style:text-underline-style="none" fo:font-weight="normal" officeooo:rsid="00223366" style:font-style-asian="italic" style:font-weight-asian="normal" style:font-style-complex="italic" style:font-weight-complex="normal"/>
    </style:style>
    <style:style style:name="T8" style:family="text">
      <style:text-properties fo:font-style="italic" style:text-underline-style="none" fo:font-weight="normal" officeooo:rsid="0023452a" style:font-style-asian="italic" style:font-weight-asian="normal" style:font-style-complex="italic" style:font-weight-complex="normal"/>
    </style:style>
    <style:style style:name="T9" style:family="text">
      <style:text-properties fo:font-style="italic" officeooo:rsid="00132f4b" style:font-style-asian="italic" style:font-style-complex="italic"/>
    </style:style>
    <style:style style:name="T10" style:family="text">
      <style:text-properties fo:font-style="italic" officeooo:rsid="0023452a" style:font-style-asian="italic" style:font-style-complex="italic"/>
    </style:style>
    <style:style style:name="T11" style:family="text">
      <style:text-properties officeooo:rsid="0023452a"/>
    </style:style>
    <style:style style:name="T12" style:family="text">
      <style:text-properties fo:color="#000000" style:font-name="Liberation Serif1" fo:font-style="italic" style:text-underline-style="none" fo:font-weight="normal" officeooo:rsid="0023452a" style:font-style-asian="italic" style:font-weight-asian="normal" style:font-style-complex="italic" style:font-weight-complex="normal"/>
    </style:style>
    <style:style style:name="T13" style:family="text">
      <style:text-properties officeooo:rsid="002795f0"/>
    </style:style>
    <style:style style:name="T14" style:family="text">
      <style:text-properties officeooo:rsid="0027c68b"/>
    </style:style>
    <style:style style:name="T15" style:family="text">
      <style:text-properties officeooo:rsid="0029e7d7"/>
    </style:style>
    <style:style style:name="T16" style:family="text">
      <style:text-properties officeooo:rsid="002f58c9"/>
    </style:style>
    <style:style style:name="T17" style:family="text">
      <style:text-properties officeooo:rsid="00310a83"/>
    </style:style>
    <style:style style:name="T18" style:family="text">
      <style:text-properties officeooo:rsid="00330a2b"/>
    </style:style>
    <style:style style:name="T19" style:family="text">
      <style:text-properties officeooo:rsid="0035af7f"/>
    </style:style>
    <style:style style:name="T20" style:family="text">
      <style:text-properties officeooo:rsid="0037911a"/>
    </style:style>
    <style:style style:name="T21" style:family="text">
      <style:text-properties officeooo:rsid="00390ca4"/>
    </style:style>
    <style:style style:name="T22" style:family="text">
      <style:text-properties officeooo:rsid="003a24fa"/>
    </style:style>
    <style:style style:name="T23" style:family="text">
      <style:text-properties officeooo:rsid="003c5694"/>
    </style:style>
    <style:style style:name="T24" style:family="text">
      <style:text-properties officeooo:rsid="003e077a"/>
    </style:style>
    <style:style style:name="T25" style:family="text">
      <style:text-properties officeooo:rsid="003e9bab"/>
    </style:style>
    <style:style style:name="T26" style:family="text">
      <style:text-properties officeooo:rsid="003ee8c9"/>
    </style:style>
    <style:style style:name="T27" style:family="text">
      <style:text-properties officeooo:rsid="003fdcd1"/>
    </style:style>
    <style:style style:name="T28" style:family="text">
      <style:text-properties officeooo:rsid="0040247d"/>
    </style:style>
    <style:style style:name="T29" style:family="text">
      <style:text-properties officeooo:rsid="00402666"/>
    </style:style>
    <style:style style:name="T30" style:family="text">
      <style:text-properties officeooo:rsid="00415261"/>
    </style:style>
    <style:style style:name="T31" style:family="text">
      <style:text-properties officeooo:rsid="0041e81d"/>
    </style:style>
    <style:style style:name="T32" style:family="text">
      <style:text-properties officeooo:rsid="00433ea1"/>
    </style:style>
    <style:style style:name="T33" style:family="text">
      <style:text-properties officeooo:rsid="004441df"/>
    </style:style>
    <style:style style:name="T34" style:family="text">
      <style:text-properties officeooo:rsid="004528e2"/>
    </style:style>
    <style:style style:name="T35" style:family="text">
      <style:text-properties officeooo:rsid="00462039"/>
    </style:style>
    <style:style style:name="T36" style:family="text">
      <style:text-properties officeooo:rsid="0047583b"/>
    </style:style>
    <style:style style:name="T37" style:family="text">
      <style:text-properties officeooo:rsid="00475cfd"/>
    </style:style>
    <style:style style:name="T38" style:family="text">
      <style:text-properties officeooo:rsid="00484466"/>
    </style:style>
    <style:style style:name="T39" style:family="text">
      <style:text-properties officeooo:rsid="004a1e7d"/>
    </style:style>
    <style:style style:name="T40" style:family="text">
      <style:text-properties officeooo:rsid="004bf8a3"/>
    </style:style>
    <style:style style:name="T41" style:family="text">
      <style:text-properties officeooo:rsid="004d61d7"/>
    </style:style>
    <style:style style:name="T42" style:family="text">
      <style:text-properties officeooo:rsid="004e0aee"/>
    </style:style>
    <style:style style:name="T43" style:family="text">
      <style:text-properties officeooo:rsid="004ff08e"/>
    </style:style>
    <style:style style:name="T44" style:family="text">
      <style:text-properties fo:font-variant="normal" fo:text-transform="none"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Vereinssatzung</text:h>
      <text:p text:style-name="P4"/>
      <text:h text:style-name="Heading_20_2" text:outline-level="2">Präambel</text:h>
      <text:p text:style-name="P5">Bekenntnis zu grundsätzlichen Werten</text:p>
      <text:list xml:id="list6636875895934092714" text:style-name="L5">
        <text:list-item>
          <text:p text:style-name="P35">Transparenz</text:p>
        </text:list-item>
        <text:list-item>
          <text:p text:style-name="P35">Partizipation</text:p>
        </text:list-item>
        <text:list-item>
          <text:p text:style-name="P35">Vertraün</text:p>
        </text:list-item>
        <text:list-item>
          <text:p text:style-name="P35">Gleichberechtigung</text:p>
        </text:list-item>
        <text:list-item>
          <text:p text:style-name="P34"><text:span text:style-name="T24">Finanzielle Unabhängigkeit</text:span></text:p>
        </text:list-item>
      </text:list>
      <text:h text:style-name="Heading_20_2" text:outline-level="2">§ <text:s/><text:span text:style-name="T2">Name, Eintragung, </text:span><text:span text:style-name="T3">Sitz, </text:span><text:span text:style-name="T2">Geschäftsjahr</text:span></text:h>
      <text:p text:style-name="P3"><text:span text:style-name="T1">Der Verein trägt den Namen </text:span><text:span text:style-name="T6">„</text:span><office:annotation office:name="__Fieldmark__191_1118800095"><dc:creator>benni </dc:creator><dc:date>2014-12-19T14:25:30</dc:date><text:list text:style-name=""><text:list-item><text:p>Ché Guevara lässt grüßen :) Aber wenn man schon Mal nen Verein gründet. Habt ihr noch Vorschläge?</text:p></text:list-item></text:list></office:annotation><text:span text:style-name="T5">Open Med</text:span><text:span text:style-name="T7">icine</text:span><text:span text:style-name="T5"> </text:span><text:span text:style-name="T8">Association </text:span><text:span text:style-name="T5">– </text:span><text:span text:style-name="T8">Medical Data Liberation Movement</text:span><office:annotation-end office:name="__Fieldmark__191_1118800095"/><text:span text:style-name="T6">“</text:span><text:span text:style-name="T1">. Nach Eintragung lautet der Name des Vereins „</text:span><text:span text:style-name="T9">Open Medicine </text:span><text:span text:style-name="T10">Association </text:span><text:span text:style-name="T9">e.V. – </text:span><text:span text:style-name="T12">Medical Data Liberation Movement</text:span><text:span text:style-name="T1">“. Der Verein hat seinen Sitz in Berlin. Das Geschäftsjahr entspricht dem Kalenderjahr. </text:span></text:p>
      <text:h text:style-name="Heading_20_2" text:outline-level="2">§ 3 <text:span text:style-name="T4">Vereinsz</text:span>weck </text:h>
      <text:list xml:id="list4173034186728677029" text:style-name="L6">
        <text:list-item>
          <text:p text:style-name="P11"><text:span text:style-name="T1">Der Verein verfolgt ausschließlich und unmittelbar gemeinnützige Zwecke im Sinne des </text:span>Abschnitts "Ste<text:span text:style-name="T43">ue</text:span>rbegünstigte Zwecke" § 51 ff. AO und § 10b EStG. </text:p>
        </text:list-item>
        <text:list-item>
          <text:p text:style-name="P12">Der Zweck des Vereins ist die Förderung der Integration von Patienten in medizinische Entscheidungsprozesse, die Verbesserung der Arzt-Patient Beziehung, sowie die Förderung des kostenfreien Zugangs zu medizinischen Informationen und Dienstleistungen für die Allgemeinheit.</text:p>
        </text:list-item>
        <text:list-item>
          <text:p text:style-name="P13">Der Zweck des Vereins wird <text:span text:style-name="T13">insbesondere </text:span>verwirklicht durch </text:p>
          <text:list>
            <text:list-item>
              <text:p text:style-name="P19">Erstellung, Weiterentwicklung und Betrieb einer frei zugänglichen, partizipativen online Plattform für medizinische Informationen</text:p>
            </text:list-item>
            <text:list-item>
              <text:p text:style-name="P20">Bereitstellung von Möglichkeiten zur Vernetzung von Patienten in Online-<text:span text:style-name="T18">Gemeinschaften</text:span></text:p>
            </text:list-item>
            <text:list-item>
              <text:p text:style-name="P20">Förderung des Dialogs und der Kooperation von Patienten, Ärzten, <text:span text:style-name="T25">Researchern</text:span> und Akteuren im Gesundheitswesen</text:p>
            </text:list-item>
            <text:list-item>
              <text:p text:style-name="P22">Organisation von interdisziplinären Arbeitsgruppen - insbesondere der Fachbereiche Medizin, Biologie, Mathematik, Informatik - <text:span text:style-name="T14">zur gemeinschaftlichen Entwicklung frei </text:span><text:soft-page-break/><text:span text:style-name="T14">zugänglicher, medizinischer Wissensdatenbanken</text:span></text:p>
            </text:list-item>
            <text:list-item>
              <text:p text:style-name="P21">Engagement für einen offeneren Umgang mit personenspezifischen medizinischen Datensätzen als ein Gut zur Förderung des Gemeinwohls </text:p>
            </text:list-item>
          </text:list>
        </text:list-item>
      </text:list>
      <text:h text:style-name="P6" text:outline-level="2">§ <text:span text:style-name="T2">Selbstlosigkeit</text:span></text:h>
      <text:list xml:id="list6650649690395094306" text:style-name="L7">
        <text:list-item>
          <text:p text:style-name="P14">Der Verein ist selbstlos tätig. Er verfolgt keinerlei wirtschaftliche Zwecke, <text:span text:style-name="T11">d.h. erstrebt keinen Gewinn</text:span>. </text:p>
        </text:list-item>
        <text:list-item>
          <text:p text:style-name="P15">Die Mittel des Vereins d<text:span text:style-name="T11">ü</text:span>rfen nur <text:span text:style-name="T11">für </text:span>satzungsm<text:span text:style-name="T11">ä</text:span>ssige Zwecke verwendet werden. Die Mitglieder erhalten <text:span text:style-name="T18">in ihrer Eigenschaft als Mitglied </text:span>keine Zuwendungen aus Mitteln des Vereins. Keine Person darf durch Ausgaben, die den Zwecken des Vereins fremd sind, oder durch unverh<text:span text:style-name="T11">ä</text:span>ltnism<text:span text:style-name="T11">ä</text:span>ssig hohe Verg<text:span text:style-name="T11">ü</text:span>tungen beg<text:span text:style-name="T11">ü</text:span>nstigt werden. Ausgaben und Verg<text:span text:style-name="T11">ü</text:span>tungen d<text:span text:style-name="T11">ü</text:span>rfen die tats<text:span text:style-name="T11">ä</text:span>chlich entstandenen Kosten nicht <text:span text:style-name="T11">ü</text:span>berschreiten. <text:s/></text:p>
        </text:list-item>
        <text:list-item>
          <text:p text:style-name="P15">Der Vorstand ist grundsätzlich ehrenamtlich tätig. Die Mitgliederversammlung kann eine jährliche, angemessene pauschale Tätigkeitsvergütung für Vorstandsmitglieder beschließen.</text:p>
        </text:list-item>
      </text:list>
      <text:h text:style-name="Heading_20_2" text:outline-level="2">§ 4 Mitgliedschaft </text:h>
      <text:h text:style-name="Heading_20_3" text:outline-level="3">(I) Allgemeines</text:h>
      <text:list xml:id="list5144747091377459182" text:style-name="L8">
        <text:list-item>
          <text:p text:style-name="P36">Vereinsmitglied können natürliche und juristische Personen werden.</text:p>
        </text:list-item>
        <text:list-item>
          <text:p text:style-name="P36">Der Verein besteht aus aktiven Mitgliedern, Fördermitgliedern und Ehrenmitgliedern. </text:p>
        </text:list-item>
        <text:list-item>
          <text:p text:style-name="P36">Aktives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 </text:p>
        </text:list-item>
        <text:list-item>
          <text:p text:style-name="P36">Zum Ehrenmitglied können natürliche Personen ernannt werden, die sich in besonderer Weise um den Verein verdient gemacht haben. Hierfür ist ein Beschluss der Mitgliederversammlung erforderlich. Ehrenmitglieder haben alle Rechte eines <text:span text:style-name="T25">aktiven</text:span> Mitglieds. Sie sind von Beitragsleistungen befreit.</text:p>
        </text:list-item>
      </text:list>
      <text:h text:style-name="Heading_20_3" text:outline-level="3">(II) Erwerb der Mitgliedschaft</text:h>
      <text:list xml:id="list3050540813036720681" text:style-name="L9">
        <text:list-item>
          <text:p text:style-name="P37">Die Gründer sind Mitglieder des Vereins. <text:span text:style-name="T43">Ü</text:span>ber die Aufnahme weiterer Mitglieder entscheidet der Vorstand. </text:p>
        </text:list-item>
        <text:list-item text:style-override="L10">
          <text:p text:style-name="P38">Der Beitrittsantrag erfolgt in Textform gegenüber dem Vorstand. Die Mitgliedschaft beginnt mit der Annahme des Beitrittsantrages <text:span text:style-name="T43">durch den Vorstand</text:span>. <text:span text:style-name="T1">Ein Aufnahmeanspruch besteht nicht. Die Ablehnung durch den Vorstand ist nicht anfechtbar. </text:span></text:p>
        </text:list-item>
      </text:list>
      <text:h text:style-name="Heading_20_3" text:outline-level="3"><text:soft-page-break/>(III) Verlust der Mitgliedschaft</text:h>
      <text:list xml:id="list4183888199202053893" text:style-name="L11">
        <text:list-item>
          <text:p text:style-name="P39">Die Mitgliedschaft endet durch Austritt, durch Tod von natürlichen Personen oder durch Auflösung und Erlöschung von juristischen Personen oder durch Ausschluss. </text:p>
        </text:list-item>
        <text:list-item>
          <text:p text:style-name="P39"><text:span text:style-name="T1">Der Austritt aus dem Verein ist jederzeit möglich. Er</text:span> erfolgt durch Erklärung in Textform gegenüber eines Mitglieds des Vorstands. <text:span text:style-name="T1">Er wird zum Ende des Monats wirksam, in dem der Austritt erklärt wird.</text:span></text:p>
        </text:list-item>
        <text:list-item>
          <text:p text:style-name="P40">Ein Mitglied kann durch Beschluss des Vorstandes ausgeschlossen werden, wenn es das Ansehen des Vereins schädigt, in schwerwiegender Weise gegen diese Satzung oder gegen eine Vereinsordnung verstößt oder ein sonstiger wichtiger Grund vorliegt.<text:line-break/><text:span text:style-name="T1">Dem Mitglied muss vor der Beschlussfassung Gelegenheit zur Rechtfertigung bzw. Stellungnahme gegeben werden.</text:span></text:p>
        </text:list-item>
        <text:list-item>
          <text:p text:style-name="P40"><text:span text:style-name="T1">Ist ein Mitglied länger als .......... mit der Zahlung von Beiträgen im Rückstand endet seine Mitgliedschaft automatisch.</text:span> </text:p>
        </text:list-item>
        <text:list-item>
          <text:p text:style-name="P39">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die Anrufungsfrist, gilt die Mitgliedschaft als beendet. </text:p>
        </text:list-item>
      </text:list>
      <text:p text:style-name="Text_20_body"/>
      <text:h text:style-name="Heading_20_3" text:outline-level="3"><text:span text:style-name="T15">(IV)</text:span> <text:span text:style-name="T15">Mitgliedsb</text:span>eiträge </text:h>
      <text:list xml:id="list7341310539956707859" text:style-name="L12">
        <text:list-item>
          <text:p text:style-name="P23"><text:span text:style-name="T1">Es werden Geldbeiträge als regelmäßige Jahresbeiträge erhoben. </text:span>Das Nähere regelt eine Beitragsordnung, die von der Mitgliederversammlung beschlossen wird.<office:annotation><dc:creator>benni </dc:creator><dc:date>2014-12-19T15:59:28</dc:date><text:list text:style-name=""><text:list-item><text:p text:style-name="P64"><text:span text:style-name="T44">Jahres oder Quartalsbeiträge?</text:span></text:p></text:list-item></text:list></office:annotation></text:p>
        </text:list-item>
        <text:list-item>
          <text:p text:style-name="P41">Im begründeten Einzelfall kann für ein Mitglied durch Vorstandsbeschluss ein(e) von der Beitragsordnung abweichende(r) Beitrag und Beitragszahlung festgesetzt werden. </text:p>
        </text:list-item>
        <text:list-item>
          <text:p text:style-name="P41">Bei Beendigung der Mitgliedschaft <text:span text:style-name="T27">regelt die Beitragsordnung, wie mit bereits gezahlten Beiträgen zu verfahren ist</text:span>.<office:annotation><dc:creator>benni </dc:creator><dc:date>2014-12-19T15:57:40</dc:date><text:list text:continue-numbering="true" text:style-name=""><text:list-item><text:p text:style-name="P64"><text:span text:style-name="T44">Rückzahlung oder Einbehaltung?</text:span></text:p></text:list-item></text:list></office:annotation></text:p>
        </text:list-item>
      </text:list>
      <text:p text:style-name="P1"/>
      <text:h text:style-name="Heading_20_2" text:outline-level="2">§ 5 Rechte und Pflichten der Mitglieder</text:h>
      <text:list xml:id="list5432198738530028390" text:style-name="L13">
        <text:list-item>
          <text:p text:style-name="P42"><text:span text:style-name="T25">Alle</text:span> Mitglieder sind berechtigt, an allen angebotenen Veranstaltungen des Vereins teilzunehmen. <text:span text:style-name="T25">Aktive und Ehrenmitglieder</text:span> haben darüber hinaus das Recht, gegenüber dem <text:span text:style-name="T19">Vorstand</text:span> und der Mitgliederversammlung Anträge zu stellen. </text:p>
        </text:list-item>
        <text:list-item>
          <text:p text:style-name="P43"><text:span text:style-name="T26">Die M</text:span>itglieder sind verpflichtet, die satzungsgemässen Zwecke des Vereins zu unterstützen und zu fördern, sowie die laut gültiger Beitragsordnung zu leistende Zuwendung pünktlich zu zahlen.</text:p>
        </text:list-item>
        <text:list-item>
          <text:p text:style-name="P42"><office:annotation office:name="__Fieldmark__383_102705483"><dc:creator>benni </dc:creator><dc:date>2014-12-20T13:47:32</dc:date><text:list text:style-name=""><text:list-item><text:p>Wie genau funktioniert das? Wo wird das genauer geregelt.</text:p></text:list-item></text:list></office:annotation>Jedes Mitglied kann beim Vorstand eine Mitgliederbefragungen beantragen<office:annotation-end office:name="__Fieldmark__383_102705483"/>. Einem solchen <text:soft-page-break/>Antrag muss der Vorstand stattgeben, wenn er die Unterstützung eines Drittels aller Mitglieder erhält. <text:span text:style-name="T26">Darüber hinaus kann der Vorstand nach eigenem Ermessen Antragen stattgeben, auch wenn die Unterstützung eines Drittels aller Mitglieder nicht erreicht wurde.</text:span></text:p>
        </text:list-item>
        <text:list-item>
          <text:p text:style-name="P44">Aktive und Ehrenmitglieder sind stimmberechtigt für Abstimmungen der Mitgliederversammlung und bei Mitgliederbefragungen. </text:p>
        </text:list-item>
        <text:list-item>
          <text:p text:style-name="P45">Fördermitglieder besitzen kein Stimmrecht.</text:p>
        </text:list-item>
      </text:list>
      <text:h text:style-name="Heading_20_2" text:outline-level="2">§ 6 Organe </text:h>
      <text:p text:style-name="P2">Organe des Vereins sind die Mitgliederversammlung und der Vorstand.</text:p>
      <text:h text:style-name="P7" text:outline-level="2"><text:bookmark-start text:name="__RefHeading__958_1295827656"/>§ 7 Mitgliederversammlung<text:bookmark-end text:name="__RefHeading__958_1295827656"/></text:h>
      <text:h text:style-name="Heading_20_3" text:outline-level="3"><text:span text:style-name="T22">(I) Allgemeines und Aufgaben</text:span> </text:h>
      <text:list xml:id="list677727538016199566" text:style-name="L14">
        <text:list-item>
          <text:p text:style-name="P16">Oberstes Organ des Vereins ist die Mitgliederversammlung. </text:p>
        </text:list-item>
        <text:list-item>
          <text:p text:style-name="P16">Die Mitgliederversammlung hat über grundsätzliche Fragen und Angelegenheiten des Vereins zu beschließen. Sie hat insbesondere folgende Aufgaben: </text:p>
          <text:list text:style-name="L15">
            <text:list-item>
              <text:p text:style-name="P60"><text:span text:style-name="T17">D</text:span>ie Entlastung des Vorstandes <text:span text:style-name="T17">sowie </text:span>Wahl der einzelnen Vorstandsmitglieder, </text:p>
            </text:list-item>
            <text:list-item>
              <text:p text:style-name="P60"><text:span text:style-name="T17">Ü</text:span>ber Satzung<text:span text:style-name="T20">sä</text:span>nderungen sowie die Auflösung des Vereins zu <text:span text:style-name="T20">beschließen</text:span>, </text:p>
            </text:list-item>
            <text:list-item>
              <text:p text:style-name="P61"><text:span text:style-name="T20">Änderungen und </text:span>Genehmigung der Beitrags- <text:span text:style-name="T22">und Geschäfts</text:span>ordnung <text:span text:style-name="T20">zu beschließen</text:span>,</text:p>
            </text:list-item>
            <text:list-item>
              <text:p text:style-name="P60">Über vorliegende Anträge zu beraten und zu beschließen,</text:p>
            </text:list-item>
            <text:list-item>
              <text:p text:style-name="P60"><text:span text:style-name="T17">D</text:span>ie Ernennung von Ehrenmitgliedern</text:p>
            </text:list-item>
            <text:list-item>
              <text:p text:style-name="P62">D<text:span text:style-name="T28">en</text:span> Jahresbericht <text:span text:style-name="T28">vom Vorstand</text:span> entgegen zu nehmen, zu beraten <text:span text:style-name="T28">und zu beschließen</text:span></text:p>
            </text:list-item>
            <text:list-item>
              <text:p text:style-name="P63">Den Jahresplan <text:span text:style-name="T29">zu Erstellen und zu beschließen, sowie Änderungen am Jahresplan zu beraten und zu genehmigen</text:span></text:p>
            </text:list-item>
          </text:list>
        </text:list-item>
      </text:list>
      <text:h text:style-name="Heading_20_3" text:outline-level="3">(II) Einberufung</text:h>
      <text:list xml:id="list185845700817562" text:continue-list="list677727538016199566" text:style-name="L14">
        <text:list-item text:start-value="1">
          <text:p text:style-name="P16">Die ordentlich Mitgliederversammlung ist einmal jährlich im ersten Quartal des Geschäftsjahres zu berufen. </text:p>
        </text:list-item>
        <text:list-item>
          <text:p text:style-name="P24">Ausserordentliche Mitgliederversammlungen werden auf Beschluss des Vorstandes abgehalten, wenn die Interessen des Vereins dies erfordern, oder wenn mindestens 1/3 der Mitglieder dies unter Angabe des Zwecks schriftlich beantragen.<text:span text:style-name="T1"> </text:span></text:p>
        </text:list-item>
        <text:list-item>
          <text:p text:style-name="P16">Die Mitgliederversammlung ist vom Vorstand unter Einhaltung einer Frist von vier Wochen einzuberufen. Die Einberufung der Versammlung muss die Gegenstände der Beschlussfassung (Tagesordnung) <text:span text:style-name="T37">beinhalten</text:span>. Sie erfolgt schriftlich an die zuletzt mitgeteilte Anschrift. Ist eine Emailadresse des Mitgliedes mitgeteilt, kann die Einladung dieses Mitgliedes auch an die zuletzt benannte Emailadresse erfolgen. </text:p>
        </text:list-item>
      </text:list>
      <text:h text:style-name="Heading_20_3" text:outline-level="3"><text:bookmark-start text:name="__RefHeading__960_1295827656"/><text:soft-page-break/>(III) Beschluss<text:span text:style-name="T22">fassung und Stimmberechtigung</text:span><text:bookmark-end text:name="__RefHeading__960_1295827656"/></text:h>
      <text:list xml:id="list185845642226328" text:continue-list="list185845700817562" text:style-name="L14">
        <text:list-item text:start-value="1">
          <text:p text:style-name="P16">Die ordnungsgemäß einberufene Versammlung ist stets beschlussfähig.</text:p>
        </text:list-item>
        <text:list-item>
          <text:p text:style-name="P16">Jedes <text:span text:style-name="T27">stimmberechtigte </text:span>Mitglied hat eine Stimme. Juristische Personen haben einen Stimmberechtigten schriftlich zu bestellen. </text:p>
        </text:list-item>
        <text:list-item>
          <text:p text:style-name="P16">Vollmachten oder Stimmboten sind <text:span text:style-name="T16">für natürliche Personen </text:span>nicht zugelassen. </text:p>
        </text:list-item>
        <text:list-item>
          <text:p text:style-name="P16">Soweit keine anderen Mehrheiten gesetzlich oder in dieser Satzung vorgeschrieben sind, genügt für die Beschlussfassung die einfache Mehrheit der abgegebenen Stimmen. Stimmenenthaltungen gelten als nicht abgegebene Stimme. <text:s/></text:p>
        </text:list-item>
        <text:list-item>
          <text:p text:style-name="P24">Beschlüsse über Satzungsänderungen und über die Auflösung des Vereins bedürfen zu ihrer Rechtswirksamkeit der Dreiviertelmehrheit der anwesenden Mitglieder.</text:p>
        </text:list-item>
        <text:list-item>
          <text:p text:style-name="P16">Beschlussfassungen und Wahlen erfolgen offen.</text:p>
        </text:list-item>
      </text:list>
      <text:h text:style-name="Heading_20_3" text:outline-level="3">(IV) Versammlungsablauf</text:h>
      <text:list xml:id="list185844531684256" text:continue-list="list185845642226328" text:style-name="L14">
        <text:list-item text:start-value="1">
          <text:p text:style-name="P26">Die Versammlung beginnt mit der Ernennung des Versammlungsleiters und des Protokollführers/<text:span text:style-name="T36">der Protokollführerin</text:span>.</text:p>
        </text:list-item>
        <text:list-item>
          <text:p text:style-name="P25"><text:span text:style-name="T34">Der Versammlungsaublauf, Beschlüsse und Wahlen sind vom/von der ProtokollführerIn zu protokollieren. Das Protokoll hat Ort, Datum, Tagesordnung, Diskussion zu Tagesordnungspunkten sowie Ergebnisse der Abstimmungen/Wahlen zu enthalten und ist vom Versammlungsleiter zu unterschreiben. </text:span>Eine Abschrift <text:span text:style-name="T23">des Protokolls</text:span> wird den Mitgliedern in Textform zugesandt. </text:p>
        </text:list-item>
        <text:list-item>
          <text:p text:style-name="P26">Weitere <text:span text:style-name="T33">Regelungen</text:span> zum Ablauf der Mitgliederversammlung <text:span text:style-name="T33">können in der Geschäftsordnung beschlossen werden</text:span>.</text:p>
        </text:list-item>
      </text:list>
      <text:h text:style-name="P8" text:outline-level="2">§ 8 Vorstand</text:h>
      <text:h text:style-name="Heading_20_3" text:outline-level="3"><text:span text:style-name="T24">(I) Bestellung</text:span> </text:h>
      <text:list xml:id="list6595153286488965874" text:style-name="L16">
        <text:list-item>
          <text:p text:style-name="P27"><text:span text:style-name="T1">Der Vorstand im Sinne des § 26 BGB besteht aus mindestens einer Person und einer Stellvertretung. Die Mitgliederversammlung</text:span> kann weitere Personen zum Vorstand bestellen.<text:span text:style-name="T1"> </text:span></text:p>
        </text:list-item>
        <text:list-item>
          <text:p text:style-name="P28"><text:span text:style-name="T36">Die Vorstandsmitglieder werden auf die Dauer von zwei Jahren bestellt. Sie bleiben jedoch auch darüber hinaus bis zur Neuwahl des Vorstands durch die Mitgliederversammlung im Amt. </text:span>Die wiederholte Bestellung ist zulässig.</text:p>
        </text:list-item>
        <text:list-item>
          <text:p text:style-name="P29">In den Vorstand dürfen nur natürliche Personen gewählt werden.</text:p>
        </text:list-item>
      </text:list>
      <text:h text:style-name="Heading_20_3" text:outline-level="3">(II) Aufgaben <text:span text:style-name="T24">und Befugnisse</text:span></text:h>
      <text:list xml:id="list185845598164157" text:continue-list="list6595153286488965874" text:style-name="L16">
        <text:list-item text:start-value="1">
          <text:p text:style-name="P18">Der Vorstand führt die laufenden Geschäfte des Vereins. Ihm oblieg<text:span text:style-name="T42">t</text:span> die Verwaltung des <text:soft-page-break/>Vereinsvermögens <text:span text:style-name="T29">sowie </text:span>die Ausführung <text:span text:style-name="T35">der</text:span> <text:span text:style-name="T24">Vereinsbeschlüsse, insbesondere der Beschlüsse des Jahresplans</text:span>.</text:p>
        </text:list-item>
        <text:list-item>
          <text:p text:style-name="P17"><text:span text:style-name="T29">Der Vorstand erstellt de</text:span>n Jahres<text:span text:style-name="T28">bericht</text:span> und <text:span text:style-name="T29">legt ihn </text:span>der Mitgliederversammlung zur Beratung und Genehmigung vor.</text:p>
        </text:list-item>
        <text:list-item>
          <text:p text:style-name="P31">Der Vorstand erstellt und veröffentlicht die monatlichen Finanzberichte.</text:p>
        </text:list-item>
        <text:list-item>
          <text:p text:style-name="P33">Der Vorstand kann zu wichtigen Themen eine Entscheidung <text:span text:style-name="T42">durch</text:span> Mitgliederbefragung im Sinne von <text:bookmark-ref text:reference-format="text" text:ref-name="__RefHeading__956_1295827656">§ 9 Mitgliederbefragung</text:bookmark-ref> beschließen. <text:span text:style-name="T42">Weiterhin nimmt der Vorstand Anträge auf Mitgliederbefragung entgegen und macht diese nach Prüfung der Ordnungsmäßigkeit bekannt. </text:span></text:p>
        </text:list-item>
        <text:list-item>
          <text:p text:style-name="P30">Jedes Vorstandsmitglied ist alleinvertretungsberechtigt im Sinne des § 26, BGB bei Rechtsgeschäften bis zu einem Höchstbetrag von 1500 EURO. Gesamtvertretung gilt bei Rechtsgeschäften von mehr als 1500 EURO, Einstellungen und Entlassungen von Angestellten, gerichtlichen Vertretungen und Anzeigen sowie bei Aufnahme von Krediten.</text:p>
        </text:list-item>
      </text:list>
      <text:h text:style-name="Heading_20_3" text:outline-level="3">(III) Jahresbericht</text:h>
      <text:list xml:id="list3384618502244495912" text:style-name="L17">
        <text:list-item>
          <text:p text:style-name="P46"><text:span text:style-name="T31">Ist n</text:span>ach Ablauf des Geschäftsjahres zu erstellen. <text:span text:style-name="T31">Der jeweils aktuelle Jahresbericht m</text:span>uss bei Einberufung der ordentlichen Mitgliederversammlung vorliegen.</text:p>
        </text:list-item>
        <text:list-item>
          <text:p text:style-name="P47">Enthält eine Übersicht zu den Vereinsaktivitäten der Berichtsperiode, <text:span text:style-name="T31">Angaben zur Erfüllung bzw. Abweichung vom Jahresplan,</text:span> sowie eine Übersicht der finanziellen Situation zum Abschluß des Geschäftsjahres.</text:p>
        </text:list-item>
        <text:list-item>
          <text:p text:style-name="P46"><text:span text:style-name="T31">M</text:span>uss frei zugänglich veröffentlicht werden.</text:p>
        </text:list-item>
        <text:list-item>
          <text:p text:style-name="P49">Weitere Regelungen können von der Mitgliederversammlung in der Geschäftsordnung beschlossen werden.</text:p>
        </text:list-item>
      </text:list>
      <text:h text:style-name="Heading_20_2" text:outline-level="2"/>
      <text:h text:style-name="P9" text:outline-level="2"><text:bookmark-start text:name="__RefHeading__956_1295827656"/>§ <text:span text:style-name="T41">9 </text:span>Mitgliederbefragung<text:bookmark-end text:name="__RefHeading__956_1295827656"/></text:h>
      <text:list xml:id="list8352168164556406965" text:style-name="L21">
        <text:list-item>
          <text:p text:style-name="P56"><text:span text:style-name="T40">Die </text:span>Mitgliederbefragung <text:span text:style-name="T40">ist</text:span> ein demokratisches Instrument des Vereins, welches eine Beschlussfassung durch die Vereinsmitglieder<text:span text:style-name="T38"> ohne die Einberufung einer Mitgliederversammlung ermöglicht. Sie muss allen Mitgliedern in gleicher Weise offenstehen.</text:span></text:p>
        </text:list-item>
        <text:list-item>
          <text:p text:style-name="P59">Mitgliederbefragungen können durch den Vorstand und auf schriftlichen Antrag eines Mitglieds an den Vorstand anberaumt werden.</text:p>
        </text:list-item>
        <text:list-item>
          <text:p text:style-name="P59">Bevorstehende Mitgliederbefragungen müssen allen Mitgliedern zusammen mit ihrem Abstimmungsgegenstand mind. 2 Wochen vor Abstimmungsbeginn schriftlich oder per Email bekannt gemacht werden.</text:p>
        </text:list-item>
        <text:list-item>
          <text:p text:style-name="P57">Stimmberechtigung und Beschlussfassung entsprechen den Regelungen aus <text:bookmark-ref text:reference-format="text" text:ref-name="__RefHeading__958_1295827656">§ 7 Mitgliederversammlung</text:bookmark-ref><text:soft-page-break/> <text:bookmark-ref text:reference-format="text" text:ref-name="__RefHeading__960_1295827656">(III) Beschlussfassung und Stimmberechtigung</text:bookmark-ref>. Beschlüsse zur Satzung bzw. <text:span text:style-name="T41">b</text:span>estehenden Vereinsordnungen können nicht durch Mitgliederbefragungen gefasst werden.</text:p>
        </text:list-item>
        <text:list-item>
          <text:p text:style-name="P58">Beschlüsse der Mitgliederbefragung sind für den Vorstand verbindlich, <text:span text:style-name="T39">soweit er hierdurch nicht gegen gesetzliche, vertragliche oder satzungsmäßige Pflichten verstößt.</text:span></text:p>
        </text:list-item>
        <text:list-item>
          <text:p text:style-name="P59">Die Mitgliederbefragung kann schriftlich, per Email oder online erfolgen. Die Beschlussfassung durch Online-Stimmabgabe ist nur zulässig, sofern die Identität der Teilnehmer durch geeignete Authentifizierungsmaßnahmen (z. B. Login und Passwort) sichergestellt ist.</text:p>
        </text:list-item>
      </text:list>
      <text:h text:style-name="Heading_20_2" text:outline-level="2"><text:span text:style-name="T21">§</text:span> <text:span text:style-name="T24">Finanzen</text:span></text:h>
      <text:list xml:id="list1399111272644344535" text:style-name="L18">
        <text:list-item>
          <text:p text:style-name="P50">Die Mittel zur Erfüllung seiner Aufgaben erhält der Verein in erster Linie durch Mitgliederentgelte, Spenden und sonstigen Zuwendungen. </text:p>
        </text:list-item>
        <text:list-item>
          <text:p text:style-name="P50">Beiträge, Eintrittsgelder und Umlagen werden von der Mitgliederversammlung in einer Beitragsordnung festgelegt.</text:p>
        </text:list-item>
        <text:list-item>
          <text:p text:style-name="P48">Die Details aller Finanzflüsse müssen jedem Mitglied, unter Wahrung der geltenden Datenschutzbestimmungen, auf Anfrage <text:span text:style-name="T29">zugänglich gemacht werden.</text:span></text:p>
        </text:list-item>
        <text:list-item>
          <text:p text:style-name="P51">Ein monatlicher Finanzbericht wird regelmäßig innerhalb von <text:span text:style-name="T30">zwei Wochen nach Ablauf des <text:s/>Berichtsmonats, frei zugänglich veröffentlicht. Der Finanzbericht enthält eine Einnahmenüberschussrechnung, sowie eine Kurzübersicht über das aktülle Vereinsvermögen.</text:span></text:p>
        </text:list-item>
      </text:list>
      <text:p text:style-name="P1"/>
      <text:h text:style-name="Heading_20_2" text:outline-level="2">§ Transparenz</text:h>
      <text:list xml:id="list8133987077617999509" text:style-name="L19">
        <text:list-item>
          <text:p text:style-name="P53"><text:span text:style-name="T32">Der Verein bekennt sich zu den Grundsätzen der “</text:span>Initiative Transparente Zivilgesellschaft<text:span text:style-name="T32">” von Transparency International e.V.</text:span></text:p>
        </text:list-item>
        <text:list-item>
          <text:p text:style-name="P55">Alle Versammlungen sind stets öffentlich.</text:p>
        </text:list-item>
        <text:list-item>
          <text:p text:style-name="P54">Die Nachvollziehbarkeit aller Beschlüsse und Vereinsaktivitäten sollte stets gewährleistet sein.</text:p>
        </text:list-item>
        <text:list-item>
          <text:p text:style-name="P52">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plan, Jahresbericht, Sitzungsprotokolle und Vereinsbeschlüsse. Weitere Regelungen können von der Mitgliederversammlung in der Geschäftsordnung beschlossen werden.</text:p>
        </text:list-item>
      </text:list>
      <text:p text:style-name="P1"/>
      <text:h text:style-name="Heading_20_2" text:outline-level="2"><text:soft-page-break/>§ 9 Auflösung </text:h>
      <text:list xml:id="list1533374967803773114" text:style-name="L20">
        <text:list-item>
          <text:p text:style-name="P32">Bei Auflösung oder Aufhebung des Vereins oder bei Wegfall seiner bisherigen gemeinnützigen Zwecke fällt das Vermögen des Vereins an eine Körperschaft des öffentlichen Rechts oder an eine als steürbegünstigt besonders anerkannte Körperschaft zwecks Verwendung für die Förderung der Zwecke im Sinne der Satzung. Den Empfänger bestimmt die Mitgliederversammlung zugleich mit dem Beschluss zur Auflösung des Vereins.</text:p>
        </text:list-item>
        <text:list-item>
          <text:p text:style-name="P32">Als Liquidatoren werden die im Amt befindlichen vertretungsberechtigten Vorstandsmitglieder bestimmt, soweit die Mitgliederversammlung nichts anderes abschließend beschließ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ans-serif"/>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4-12-20T18:58:43.980387925</dc:date>
    <dc:creator>benni </dc:creator>
    <meta:editing-duration>PT8H21M4S</meta:editing-duration>
    <meta:editing-cycles>45</meta:editing-cycles>
    <meta:generator>LibreOffice/4.2.7.2$Linux_X86_64 LibreOffice_project/420m0$Build-2</meta:generator>
    <meta:document-statistic meta:table-count="0" meta:image-count="0" meta:object-count="0" meta:page-count="8" meta:paragraph-count="112" meta:word-count="1859" meta:character-count="14530" meta:non-whitespace-character-count="12830"/>
  </office:meta>
</office:document-meta>
</file>